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4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7cm" fo:min-width="3.55cm"/>
    </style:style>
    <style:style style:name="gr4" style:family="graphic" style:parent-style-name="standard">
      <style:graphic-properties draw:textarea-horizontal-align="justify" draw:textarea-vertical-align="middle" draw:auto-grow-height="false" fo:min-height="4.1cm" fo:min-width="3.55cm"/>
    </style:style>
    <style:style style:name="gr5" style:family="graphic" style:parent-style-name="standard">
      <style:graphic-properties draw:textarea-horizontal-align="justify" draw:textarea-vertical-align="middle" draw:auto-grow-height="false" fo:min-height="2.7cm" fo:min-width="2.9cm"/>
    </style:style>
    <style:style style:name="gr6" style:family="graphic" style:parent-style-name="standard">
      <style:graphic-properties draw:textarea-horizontal-align="justify" draw:textarea-vertical-align="middle" draw:auto-grow-height="false" fo:min-height="2.926cm" fo:min-width="5.27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cm" svg:height="5.8cm" svg:x="5.6cm" svg:y="1cm">
          <text:p text:style-name="P1">IDENTITY WITH</text:p>
          <text:p text:style-name="P1"><text:s/>PROVIDER</text:p>
          <text:p text:style-name="P1">AND UID ALREADY</text:p>
          <text:p text:style-name="P1">EXIST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line" svg:x1="10.6cm" svg:y1="6.8cm" svg:x2="8.436cm" svg:y2="8.886cm" draw:start-shape="id1" draw:start-glue-point="6" svg:d="M10600 6800l-2164 2086" svg:viewBox="0 0 2165 2087">
          <text:p text:style-name="P1">YES</text:p>
        </draw:connector>
        <draw:connector draw:style-name="gr2" draw:text-style-name="P2" draw:layer="layout" draw:type="line" svg:x1="10.6cm" svg:y1="6.8cm" svg:x2="12.33cm" svg:y2="8.737cm" draw:start-shape="id1" draw:start-glue-point="6" svg:d="M10600 6800l1730 1937" svg:viewBox="0 0 1731 1938">
          <text:p text:style-name="P1">NO</text:p>
        </draw:connector>
        <draw:custom-shape draw:style-name="gr3" draw:text-style-name="P1" xml:id="id2" draw:id="id2" draw:layer="layout" svg:width="8.1cm" svg:height="5.9cm" svg:x="1.1cm" svg:y="7.1cm">
          <text:p text:style-name="P1">Update access_token</text:p>
          <text:p text:style-name="P1">And expires at</text:p>
          <text:p text:style-name="P1">For identit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draw:layer="layout" svg:width="8.1cm" svg:height="8.7cm" svg:x="11.3cm" svg:y="5.1cm">
          <text:p text:style-name="P1">Create new</text:p>
          <text:p text:style-name="P1">Resource</text:p>
          <text:p text:style-name="P1">Set its </text:p>
          <text:p text:style-name="P1">Confirmed at.Disable</text:p>
          <text:p text:style-name="P1"><text:s/>email unique </text:p>
          <text:p text:style-name="P1">Validation, do versioned</text:p>
          <text:p text:style-name="P1">Create with </text:p>
          <text:p text:style-name="P1">query = emai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line" svg:x1="15.458cm" svg:y1="12.9cm" svg:x2="9.4cm" svg:y2="16.381cm" svg:d="M15458 12900l-6058 3481" svg:viewBox="0 0 6059 3482">
          <text:p text:style-name="P1">MATCHED COUNT</text:p>
          <text:p text:style-name="P1"><text:s/>== 1</text:p>
        </draw:connector>
        <draw:connector draw:style-name="gr2" draw:text-style-name="P2" draw:layer="layout" draw:type="line" svg:x1="15.3cm" svg:y1="12.769cm" svg:x2="18.371cm" svg:y2="17.964cm" svg:d="M15300 12769l3071 5195" svg:viewBox="0 0 3072 5196">
          <text:p text:style-name="P1">UPSERTED_ID != NIL</text:p>
        </draw:connector>
        <draw:custom-shape draw:style-name="gr3" draw:text-style-name="P1" xml:id="id4" draw:id="id4" draw:layer="layout" svg:width="8.1cm" svg:height="5.9cm" svg:x="5cm" svg:y="16.4cm">
          <text:p text:style-name="P1">Email already</text:p>
          <text:p text:style-name="P1"><text:s/>exists, </text:p>
          <text:p text:style-name="P1">do versioned_update</text:p>
          <text:p text:style-name="P1">Pushing in</text:p>
          <text:p text:style-name="P1"><text:s/>new identit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5" draw:id="id5" draw:layer="layout" svg:width="6.8cm" svg:height="5.9cm" svg:x="14.9cm" svg:y="18cm">
          <text:p text:style-name="P1">New record is </text:p>
          <text:p text:style-name="P1">create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3" draw:id="id3" draw:layer="layout" svg:width="6.4cm" svg:height="4.5cm" svg:x="1cm" svg:y="24.7cm">
          <text:p text:style-name="P1">SIGN IN US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draw:type="line" svg:x1="1.1cm" svg:y1="10.05cm" svg:x2="4.2cm" svg:y2="24.7cm" draw:start-shape="id2" draw:start-glue-point="5" draw:end-shape="id3" draw:end-glue-point="4" svg:d="M1100 10050l3100 14650" svg:viewBox="0 0 3101 14651">
          <text:p/>
        </draw:connector>
        <draw:connector draw:style-name="gr7" draw:text-style-name="P2" draw:layer="layout" draw:type="line" svg:x1="9.05cm" svg:y1="22.3cm" svg:x2="4.2cm" svg:y2="24.7cm" draw:start-shape="id4" draw:start-glue-point="6" draw:end-shape="id3" draw:end-glue-point="4" svg:d="M9050 22300l-4850 2400" svg:viewBox="0 0 4851 2401">
          <text:p/>
        </draw:connector>
        <draw:connector draw:style-name="gr7" draw:text-style-name="P2" draw:layer="layout" draw:type="line" svg:x1="18.3cm" svg:y1="23.9cm" svg:x2="4.2cm" svg:y2="24.7cm" draw:start-shape="id5" draw:start-glue-point="6" draw:end-shape="id3" draw:end-glue-point="4" svg:d="M18300 23900l-14100 800" svg:viewBox="0 0 1410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3T19:31:31.010305786</meta:creation-date>
    <dc:date>2017-02-12T21:49:19.749677529</dc:date>
    <meta:editing-duration>PT20M57S</meta:editing-duration>
    <meta:editing-cycles>5</meta:editing-cycles>
    <meta:generator>LibreOffice/5.0.6.2$Linux_X86_64 LibreOffice_project/00m0$Build-2</meta:generator>
    <meta:document-statistic meta:object-count="13"/>
  </office:meta>
</office:document-meta>
</file>